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15%" style:writing-mode="lr-tb"/>
      <style:text-properties style:font-name="Arial" fo:font-size="12pt" style:font-size-asian="12pt" style:font-size-complex="12pt"/>
    </style:style>
    <style:style style:name="P2" style:family="paragraph" style:parent-style-name="Standard">
      <style:paragraph-properties fo:line-height="125%" style:writing-mode="lr-tb"/>
      <style:text-properties style:font-name="Arial" fo:font-size="12pt" style:font-size-asian="12pt" style:font-size-complex="12pt"/>
    </style:style>
    <style:style style:name="P3" style:family="paragraph" style:parent-style-name="Standard">
      <style:paragraph-properties fo:line-height="125%" style:writing-mode="lr-tb"/>
      <style:text-properties style:font-name="Arial" fo:font-size="12pt" officeooo:paragraph-rsid="001a97c4" style:font-size-asian="12pt" style:font-size-complex="12pt"/>
    </style:style>
    <style:style style:name="P4" style:family="paragraph" style:parent-style-name="Standard">
      <style:paragraph-properties fo:line-height="115%" style:writing-mode="lr-tb"/>
      <style:text-properties style:font-name="Arial" fo:font-size="12pt" fo:font-style="italic" officeooo:rsid="00194d8d" officeooo:paragraph-rsid="00194d8d" style:font-size-asian="12pt" style:font-style-asian="italic" style:font-size-complex="12pt" style:font-style-complex="italic"/>
    </style:style>
    <style:style style:name="P5" style:family="paragraph" style:parent-style-name="Standard">
      <style:paragraph-properties fo:line-height="115%" fo:break-before="auto" fo:break-after="auto" style:writing-mode="lr-tb"/>
      <style:text-properties style:font-name="Arial" fo:font-size="12pt" style:font-size-asian="12pt" style:font-size-complex="12pt"/>
    </style:style>
    <style:style style:name="P6" style:family="paragraph" style:parent-style-name="Standard">
      <style:paragraph-properties fo:line-height="125%" fo:break-before="auto" fo:break-after="auto" style:writing-mode="lr-tb"/>
      <style:text-properties style:font-name="Arial" fo:font-size="12pt" style:font-size-asian="12pt" style:font-size-complex="12pt"/>
    </style:style>
    <style:style style:name="P7" style:family="paragraph" style:parent-style-name="Standard">
      <style:paragraph-properties fo:line-height="125%" fo:break-before="auto" fo:break-after="auto" style:writing-mode="lr-tb"/>
      <style:text-properties style:font-name="Arial" fo:font-size="12pt" officeooo:paragraph-rsid="001a97c4" style:font-size-asian="12pt" style:font-size-complex="12pt"/>
    </style:style>
    <style:style style:name="P8" style:family="paragraph" style:parent-style-name="Standard">
      <style:paragraph-properties fo:line-height="115%" fo:break-before="auto" fo:break-after="auto" style:writing-mode="lr-tb"/>
      <style:text-properties style:font-name="Arial" fo:font-size="12pt" fo:font-style="italic" style:font-size-asian="12pt" style:font-style-asian="italic" style:font-size-complex="12pt" style:font-style-complex="italic"/>
    </style:style>
    <style:style style:name="P9" style:family="paragraph" style:parent-style-name="Standard">
      <style:paragraph-properties fo:line-height="125%" fo:break-before="auto" fo:break-after="auto" style:writing-mode="lr-tb"/>
      <style:text-properties style:font-name="Arial" fo:font-size="12pt" fo:font-style="italic" style:font-size-asian="12pt" style:font-style-asian="italic" style:font-size-complex="12pt" style:font-style-complex="italic"/>
    </style:style>
    <style:style style:name="P10" style:family="paragraph" style:parent-style-name="Standard">
      <style:paragraph-properties fo:margin-top="0.499cm" fo:margin-bottom="0.499cm" loext:contextual-spacing="false" fo:line-height="115%" style:writing-mode="lr-tb"/>
      <style:text-properties style:font-name="Arial" fo:font-size="18pt" fo:font-weight="bold" officeooo:rsid="00194d8d" officeooo:paragraph-rsid="00194d8d" style:font-size-asian="18pt" style:font-weight-asian="bold" style:font-size-complex="18pt" style:font-weight-complex="bold"/>
    </style:style>
    <style:style style:name="P11" style:family="paragraph" style:parent-style-name="Heading_20_1">
      <style:paragraph-properties fo:margin-top="0.499cm" fo:margin-bottom="0.499cm" loext:contextual-spacing="false"/>
      <style:text-properties style:font-name="Arial" fo:font-size="15pt" fo:font-weight="bold" style:font-size-asian="15pt" style:font-weight-asian="bold" style:font-size-complex="15pt" style:font-weight-complex="bold"/>
    </style:style>
    <style:style style:name="P12" style:family="paragraph" style:parent-style-name="Heading_20_1">
      <style:paragraph-properties fo:margin-top="0.499cm" fo:margin-bottom="0.499cm" loext:contextual-spacing="false"/>
      <style:text-properties style:font-name="Arial" fo:font-size="15pt" fo:font-weight="bold" officeooo:rsid="00194d8d" officeooo:paragraph-rsid="00194d8d" style:font-size-asian="15pt" style:font-weight-asian="bold" style:font-size-complex="15pt" style:font-weight-complex="bold"/>
    </style:style>
    <style:style style:name="P13" style:family="paragraph" style:parent-style-name="Heading_20_1">
      <style:paragraph-properties fo:margin-top="0.499cm" fo:margin-bottom="0.499cm" loext:contextual-spacing="false" fo:break-before="page"/>
      <style:text-properties style:font-name="Arial" fo:font-size="15pt" fo:font-weight="bold" officeooo:rsid="00194d8d" officeooo:paragraph-rsid="00194d8d" style:font-size-asian="15pt" style:font-weight-asian="bold" style:font-size-complex="15pt" style:font-weight-complex="bold"/>
    </style:style>
    <style:style style:name="P14" style:family="paragraph" style:parent-style-name="Text_20_body">
      <style:text-properties style:font-name="Arial" fo:font-size="12pt" style:font-size-asian="12pt" style:font-size-complex="12pt"/>
    </style:style>
    <style:style style:name="P15" style:family="paragraph" style:parent-style-name="Text_20_body">
      <style:text-properties style:font-name="Arial" fo:font-size="12pt" officeooo:rsid="00194d8d" officeooo:paragraph-rsid="00194d8d" style:font-size-asian="12pt" style:font-size-complex="12pt"/>
    </style:style>
    <style:style style:name="P16" style:family="paragraph" style:parent-style-name="Text_20_body">
      <style:text-properties style:font-name="Arial" fo:font-size="12pt" fo:font-style="italic" officeooo:rsid="00194d8d" officeooo:paragraph-rsid="00194d8d" style:font-size-asian="12pt" style:font-style-asian="italic" style:font-size-complex="12pt" style:font-style-complex="italic"/>
    </style:style>
    <style:style style:name="P17" style:family="paragraph" style:parent-style-name="Text_20_body">
      <style:paragraph-properties fo:margin-top="0cm" fo:margin-bottom="0cm" loext:contextual-spacing="false" fo:line-height="130%"/>
      <style:text-properties style:font-name="Arial" fo:font-size="12pt" officeooo:rsid="00194d8d" officeooo:paragraph-rsid="00194d8d" style:font-size-asian="12pt" style:font-size-complex="12pt"/>
    </style:style>
    <style:style style:name="P18" style:family="paragraph" style:parent-style-name="Text_20_body">
      <style:paragraph-properties fo:margin-top="0cm" fo:margin-bottom="0cm" loext:contextual-spacing="false" fo:line-height="130%"/>
      <style:text-properties style:font-name="Arial" fo:font-size="12pt" fo:font-style="italic" officeooo:rsid="00194d8d" officeooo:paragraph-rsid="00194d8d" style:font-size-asian="12pt" style:font-style-asian="italic" style:font-size-complex="12pt" style:font-style-complex="italic"/>
    </style:style>
    <style:style style:name="P19" style:family="paragraph" style:parent-style-name="Standard" style:master-page-name="Standard">
      <style:paragraph-properties fo:line-height="115%" style:page-number="auto" fo:break-before="auto" fo:break-after="auto" style:writing-mode="lr-tb"/>
      <style:text-properties style:font-name="Arial" fo:font-size="12pt" fo:font-weight="bold" style:font-size-asian="12pt" style:font-weight-asian="bold" style:font-size-complex="12pt" style:font-weight-complex="bold"/>
    </style:style>
    <style:style style:name="P20" style:family="paragraph" style:parent-style-name="Standard">
      <style:paragraph-properties fo:line-height="115%" style:writing-mode="lr-tb"/>
      <style:text-properties style:font-name="Arial" fo:font-size="12pt" fo:font-style="italic" style:font-size-asian="12pt" style:font-style-asian="italic" style:font-size-complex="12pt" style:font-style-complex="italic"/>
    </style:style>
    <style:style style:name="P21" style:family="paragraph" style:parent-style-name="Standard">
      <style:paragraph-properties fo:line-height="115%" style:writing-mode="lr-tb"/>
      <style:text-properties style:font-name="Arial" fo:font-size="12pt" fo:font-style="italic" officeooo:paragraph-rsid="00194d8d" style:font-size-asian="12pt" style:font-style-asian="italic" style:font-size-complex="12pt" style:font-style-complex="italic"/>
    </style:style>
    <style:style style:name="P22" style:family="paragraph" style:parent-style-name="Standard">
      <style:paragraph-properties fo:line-height="115%" style:writing-mode="lr-tb"/>
      <style:text-properties style:font-name="Arial" fo:font-size="12pt" style:font-size-asian="12pt" style:font-size-complex="12pt"/>
    </style:style>
    <style:style style:name="P23" style:family="paragraph" style:parent-style-name="Standard">
      <style:paragraph-properties fo:line-height="115%" style:writing-mode="lr-tb"/>
      <style:text-properties style:font-name="Arial" fo:font-size="12pt" officeooo:paragraph-rsid="001b94e1" style:font-size-asian="12pt" style:font-size-complex="12pt"/>
    </style:style>
    <style:style style:name="P24" style:family="paragraph" style:parent-style-name="Standard">
      <style:paragraph-properties fo:line-height="115%" fo:break-before="auto" fo:break-after="auto" style:writing-mode="lr-tb"/>
      <style:text-properties style:font-name="Arial" fo:font-size="12pt" fo:font-style="italic" style:font-size-asian="12pt" style:font-style-asian="italic" style:font-size-complex="12pt" style:font-style-complex="italic"/>
    </style:style>
    <style:style style:name="P25" style:family="paragraph" style:parent-style-name="Standard">
      <style:paragraph-properties fo:line-height="115%" fo:break-before="auto" fo:break-after="auto" style:writing-mode="lr-tb"/>
      <style:text-properties style:font-name="Arial" fo:font-size="12pt" fo:font-style="italic" officeooo:paragraph-rsid="00194d8d" style:font-size-asian="12pt" style:font-style-asian="italic" style:font-size-complex="12pt" style:font-style-complex="italic"/>
    </style:style>
    <style:style style:name="P26" style:family="paragraph" style:parent-style-name="Standard">
      <style:paragraph-properties fo:line-height="115%" fo:break-before="auto" fo:break-after="auto" style:writing-mode="lr-tb"/>
      <style:text-properties style:font-name="Arial" fo:font-size="12pt" style:font-size-asian="12pt" style:font-size-complex="12pt"/>
    </style:style>
    <style:style style:name="P27" style:family="paragraph" style:parent-style-name="Standard">
      <style:paragraph-properties fo:line-height="115%" fo:break-before="auto" fo:break-after="auto" style:writing-mode="lr-tb"/>
      <style:text-properties style:font-name="Arial" fo:font-size="12pt" officeooo:paragraph-rsid="001b94e1" style:font-size-asian="12pt" style:font-size-complex="12pt"/>
    </style:style>
    <style:style style:name="P28" style:family="paragraph" style:parent-style-name="Text_20_body" style:list-style-name="L1">
      <style:text-properties style:font-name="Arial" fo:font-size="12pt" fo:font-style="italic" officeooo:rsid="00194d8d" officeooo:paragraph-rsid="00194d8d" style:font-size-asian="12pt" style:font-style-asian="italic" style:font-size-complex="12pt" style:font-style-complex="italic"/>
    </style:style>
    <style:style style:name="P29" style:family="paragraph">
      <loext:graphic-properties draw:fill-color="#eeeeee"/>
    </style:style>
    <style:style style:name="P30" style:family="paragraph">
      <style:paragraph-properties fo:text-align="center"/>
    </style:style>
    <style:style style:name="P31" style:family="paragraph">
      <style:text-properties style:font-name="Arial" fo:font-size="9pt" style:font-size-asian="9pt" style:font-size-complex="9pt"/>
    </style:style>
    <style:style style:name="P32" style:family="paragraph">
      <loext:graphic-properties draw:fill="none" draw:fill-color="#ffffff"/>
      <style:text-properties style:font-name="Arial" fo:font-size="9pt" style:font-size-asian="9pt" style:font-size-complex="9pt"/>
    </style:style>
    <style:style style:name="T1" style:family="text">
      <style:text-properties officeooo:rsid="00194d8d"/>
    </style:style>
    <style:style style:name="T2" style:family="text">
      <style:text-properties officeooo:rsid="0019de29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1b94e1"/>
    </style:style>
    <style:style style:name="T5" style:family="text">
      <style:text-properties style:font-name="Arial" fo:font-size="9pt" style:font-size-asian="9pt" style:font-size-complex="9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color="#000000" draw:fill-color="#eeeeee" draw:textarea-horizontal-align="justify" draw:textarea-vertical-align="middle" draw:auto-grow-height="false" fo:min-height="1.323cm" fo:min-width="1.12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marker-end="Arrow" draw:marker-end-width="0.199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0.363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/>
      <text:p text:style-name="P10">Data Structures</text:p>
      <text:p text:style-name="P14">Basi<text:span text:style-name="T1">c idea is to practice implementing basic (or not so basic) data structures without the help of the libraries your language allows.</text:span></text:p>
      <text:p text:style-name="P11">Linked Lists</text:p>
      <text:p text:style-name="P8">1) Write a data structure for a singly linked list element. Just define as a POD (plain old data type). Don’t get carried away with constructors, etc.</text:p>
      <text:p text:style-name="P20"><draw:custom-shape text:anchor-type="paragraph" draw:z-index="0" draw:name="Shape1" draw:style-name="gr1" draw:text-style-name="P29" svg:width="1.123cm" svg:height="1.324cm" svg:x="2.577cm" svg:y="0.303cm"><text:p/><draw:enhanced-geometry svg:viewBox="0 0 21600 21600" draw:type="rectangle" draw:enhanced-path="M 0 0 L 21600 0 21600 21600 0 21600 0 0 Z N"/></draw:custom-shape><draw:custom-shape text:anchor-type="paragraph" draw:z-index="1" draw:name="Shape1" draw:style-name="gr1" draw:text-style-name="P29" svg:width="1.123cm" svg:height="1.324cm" svg:x="4.808cm" svg:y="0.303cm"><text:p/><draw:enhanced-geometry svg:viewBox="0 0 21600 21600" draw:type="rectangle" draw:enhanced-path="M 0 0 L 21600 0 21600 21600 0 21600 0 0 Z N"/></draw:custom-shape><draw:custom-shape text:anchor-type="paragraph" draw:z-index="2" draw:name="Shape1" draw:style-name="gr1" draw:text-style-name="P29" svg:width="1.123cm" svg:height="1.324cm" svg:x="7.091cm" svg:y="0.303cm"><text:p/><draw:enhanced-geometry svg:viewBox="0 0 21600 21600" draw:type="rectangle" draw:enhanced-path="M 0 0 L 21600 0 21600 21600 0 21600 0 0 Z N"/></draw:custom-shape><draw:custom-shape text:anchor-type="paragraph" draw:z-index="3" draw:name="Shape1" draw:style-name="gr1" draw:text-style-name="P29" svg:width="1.123cm" svg:height="1.324cm" svg:x="9.604cm" svg:y="0.303cm"><text:p/><draw:enhanced-geometry svg:viewBox="0 0 21600 21600" draw:type="rectangle" draw:enhanced-path="M 0 0 L 21600 0 21600 21600 0 21600 0 0 Z N"/></draw:custom-shape><draw:custom-shape text:anchor-type="paragraph" draw:z-index="4" draw:name="Shape1" draw:style-name="gr1" draw:text-style-name="P29" svg:width="1.123cm" svg:height="1.324cm" svg:x="11.887cm" svg:y="0.303cm"><text:p/><draw:enhanced-geometry svg:viewBox="0 0 21600 21600" draw:type="rectangle" draw:enhanced-path="M 0 0 L 21600 0 21600 21600 0 21600 0 0 Z N"/></draw:custom-shape><draw:custom-shape text:anchor-type="paragraph" draw:z-index="5" draw:name="Shape1" draw:style-name="gr1" draw:text-style-name="P29" svg:width="1.123cm" svg:height="1.324cm" svg:x="14.118cm" svg:y="0.303cm"><text:p/><draw:enhanced-geometry svg:viewBox="0 0 21600 21600" draw:type="rectangle" draw:enhanced-path="M 0 0 L 21600 0 21600 21600 0 21600 0 0 Z N"/></draw:custom-shape></text:p>
      <text:p text:style-name="P20"><draw:path text:anchor-type="paragraph" draw:z-index="6" draw:name="Shape2" draw:style-name="gr2" draw:text-style-name="P30" svg:width="0.877cm" svg:height="0.679cm" draw:transform="rotate (0.703193155628515) translate (3.69887499776012cm 0.30515277513567cm)" svg:viewBox="0 0 878 680" svg:d="M0 0c715 0 878 680 878 680"><text:p/></draw:path><draw:path text:anchor-type="paragraph" draw:z-index="8" draw:name="Shape2" draw:style-name="gr2" draw:text-style-name="P30" svg:width="0.877cm" svg:height="0.679cm" draw:transform="rotate (0.703193155628515) translate (5.93019444220457cm 0.252236108469004cm)" svg:viewBox="0 0 878 680" svg:d="M0 0c715 0 878 680 878 680"><text:p/></draw:path><draw:frame text:anchor-type="paragraph" draw:z-index="9" draw:name="Shape3" draw:style-name="gr3" draw:text-style-name="P32" svg:width="0.639cm" svg:height="0.364cm" svg:x="6.168cm" svg:y="0.213cm"><draw:text-box><text:p text:style-name="P31"><text:span text:style-name="T5">next</text:span></text:p></draw:text-box></draw:frame><draw:path text:anchor-type="paragraph" draw:z-index="10" draw:name="Shape2" draw:style-name="gr2" draw:text-style-name="P30" svg:width="0.877cm" svg:height="0.679cm" draw:transform="rotate (0.703193155628515) translate (8.26381944220457cm 0.296333330691226cm)" svg:viewBox="0 0 878 680" svg:d="M0 0c715 0 878 680 878 680"><text:p/></draw:path><draw:frame text:anchor-type="paragraph" draw:z-index="11" draw:name="Shape3" draw:style-name="gr3" draw:text-style-name="P32" svg:width="0.639cm" svg:height="0.364cm" svg:x="8.502cm" svg:y="0.258cm"><draw:text-box><text:p text:style-name="P31"><text:span text:style-name="T5">next</text:span></text:p></draw:text-box></draw:frame><draw:path text:anchor-type="paragraph" draw:z-index="12" draw:name="Shape2" draw:style-name="gr2" draw:text-style-name="P30" svg:width="0.877cm" svg:height="0.679cm" draw:transform="rotate (0.703193155628515) translate (10.7262083310935cm 0.305152775135665cm)" svg:viewBox="0 0 878 680" svg:d="M0 0c715 0 878 680 878 680"><text:p/></draw:path><draw:frame text:anchor-type="paragraph" draw:z-index="13" draw:name="Shape3" draw:style-name="gr3" draw:text-style-name="P32" svg:width="0.639cm" svg:height="0.364cm" svg:x="10.964cm" svg:y="0.266cm"><draw:text-box><text:p text:style-name="P31"><text:span text:style-name="T5">next</text:span></text:p></draw:text-box></draw:frame><draw:path text:anchor-type="paragraph" draw:z-index="14" draw:name="Shape2" draw:style-name="gr2" draw:text-style-name="P30" svg:width="0.877cm" svg:height="0.679cm" draw:transform="rotate (0.703193155628515) translate (13.0086805533157cm 0.305152775135669cm)" svg:viewBox="0 0 878 680" svg:d="M0 0c715 0 878 680 878 680"><text:p/></draw:path><draw:frame text:anchor-type="paragraph" draw:z-index="15" draw:name="Shape3" draw:style-name="gr3" draw:text-style-name="P32" svg:width="0.639cm" svg:height="0.364cm" svg:x="13.247cm" svg:y="0.266cm"><draw:text-box><text:p text:style-name="P31"><text:span text:style-name="T5">next</text:span></text:p></draw:text-box></draw:frame><draw:frame text:anchor-type="paragraph" draw:z-index="7" draw:name="Shape3" draw:style-name="gr3" draw:text-style-name="P32" svg:width="0.639cm" svg:height="0.364cm" svg:x="3.937cm" svg:y="0.228cm"><draw:text-box><text:p text:style-name="P31"><text:span text:style-name="T5">next</text:span></text:p></draw:text-box></draw:frame></text:p>
      <text:p text:style-name="P20"/>
      <text:p text:style-name="P5"/>
      <text:p text:style-name="P7">- What did you choose as your payload? <text:s/>Why?</text:p>
      <text:p text:style-name="P3">- What is the best choice your language could support?</text:p>
      <text:p text:style-name="P5"/>
      <text:p text:style-name="P25">2) Write a structure for a doubly linked list.</text:p>
      <text:p text:style-name="P21"><draw:custom-shape text:anchor-type="paragraph" draw:z-index="16" draw:name="Shape1" draw:style-name="gr1" draw:text-style-name="P29" svg:width="1.123cm" svg:height="1.324cm" svg:x="2.595cm" svg:y="0.409cm"><text:p/><draw:enhanced-geometry svg:viewBox="0 0 21600 21600" draw:type="rectangle" draw:enhanced-path="M 0 0 L 21600 0 21600 21600 0 21600 0 0 Z N"/></draw:custom-shape><draw:custom-shape text:anchor-type="paragraph" draw:z-index="17" draw:name="Shape1" draw:style-name="gr1" draw:text-style-name="P29" svg:width="1.123cm" svg:height="1.324cm" svg:x="4.826cm" svg:y="0.409cm"><text:p/><draw:enhanced-geometry svg:viewBox="0 0 21600 21600" draw:type="rectangle" draw:enhanced-path="M 0 0 L 21600 0 21600 21600 0 21600 0 0 Z N"/></draw:custom-shape><draw:custom-shape text:anchor-type="paragraph" draw:z-index="18" draw:name="Shape1" draw:style-name="gr1" draw:text-style-name="P29" svg:width="1.123cm" svg:height="1.324cm" svg:x="7.108cm" svg:y="0.409cm"><text:p/><draw:enhanced-geometry svg:viewBox="0 0 21600 21600" draw:type="rectangle" draw:enhanced-path="M 0 0 L 21600 0 21600 21600 0 21600 0 0 Z N"/></draw:custom-shape><draw:custom-shape text:anchor-type="paragraph" draw:z-index="19" draw:name="Shape1" draw:style-name="gr1" draw:text-style-name="P29" svg:width="1.123cm" svg:height="1.324cm" svg:x="9.622cm" svg:y="0.409cm"><text:p/><draw:enhanced-geometry svg:viewBox="0 0 21600 21600" draw:type="rectangle" draw:enhanced-path="M 0 0 L 21600 0 21600 21600 0 21600 0 0 Z N"/></draw:custom-shape><draw:custom-shape text:anchor-type="paragraph" draw:z-index="20" draw:name="Shape1" draw:style-name="gr1" draw:text-style-name="P29" svg:width="1.123cm" svg:height="1.324cm" svg:x="11.904cm" svg:y="0.409cm"><text:p/><draw:enhanced-geometry svg:viewBox="0 0 21600 21600" draw:type="rectangle" draw:enhanced-path="M 0 0 L 21600 0 21600 21600 0 21600 0 0 Z N"/></draw:custom-shape><draw:custom-shape text:anchor-type="paragraph" draw:z-index="21" draw:name="Shape1" draw:style-name="gr1" draw:text-style-name="P29" svg:width="1.123cm" svg:height="1.324cm" svg:x="14.136cm" svg:y="0.409cm"><text:p/><draw:enhanced-geometry svg:viewBox="0 0 21600 21600" draw:type="rectangle" draw:enhanced-path="M 0 0 L 21600 0 21600 21600 0 21600 0 0 Z N"/></draw:custom-shape><draw:path text:anchor-type="paragraph" draw:z-index="22" draw:name="Shape2" draw:style-name="gr2" draw:text-style-name="P30" svg:width="0.877cm" svg:height="0.679cm" draw:transform="rotate (0.703193155628515) translate (3.71651388664901cm 0.410986108469004cm)" svg:viewBox="0 0 878 680" svg:d="M0 0c715 0 878 680 878 680"><text:p/></draw:path><draw:frame text:anchor-type="paragraph" draw:z-index="23" draw:name="Shape3" draw:style-name="gr3" draw:text-style-name="P32" svg:width="0.639cm" svg:height="0.364cm" svg:x="3.955cm" svg:y="0.333cm"><draw:text-box><text:p text:style-name="P31"><text:span text:style-name="T5">next</text:span></text:p></draw:text-box></draw:frame><draw:path text:anchor-type="paragraph" draw:z-index="24" draw:name="Shape2" draw:style-name="gr2" draw:text-style-name="P30" svg:width="0.877cm" svg:height="0.679cm" draw:transform="rotate (0.703193155628515) translate (5.94783333109346cm 0.358069441802338cm)" svg:viewBox="0 0 878 680" svg:d="M0 0c715 0 878 680 878 680"><text:p/></draw:path><draw:frame text:anchor-type="paragraph" draw:z-index="25" draw:name="Shape3" draw:style-name="gr3" draw:text-style-name="P32" svg:width="0.639cm" svg:height="0.364cm" svg:x="6.186cm" svg:y="0.319cm"><draw:text-box><text:p text:style-name="P31"><text:span text:style-name="T5">next</text:span></text:p></draw:text-box></draw:frame><draw:path text:anchor-type="paragraph" draw:z-index="26" draw:name="Shape2" draw:style-name="gr2" draw:text-style-name="P30" svg:width="0.877cm" svg:height="0.679cm" draw:transform="rotate (0.703193155628515) translate (8.28145833109346cm 0.402166664024559cm)" svg:viewBox="0 0 878 680" svg:d="M0 0c715 0 878 680 878 680"><text:p/></draw:path><draw:frame text:anchor-type="paragraph" draw:z-index="27" draw:name="Shape3" draw:style-name="gr3" draw:text-style-name="P32" svg:width="0.639cm" svg:height="0.364cm" svg:x="8.52cm" svg:y="0.363cm"><draw:text-box><text:p text:style-name="P31"><text:span text:style-name="T5">next</text:span></text:p></draw:text-box></draw:frame><draw:path text:anchor-type="paragraph" draw:z-index="28" draw:name="Shape2" draw:style-name="gr2" draw:text-style-name="P30" svg:width="0.877cm" svg:height="0.679cm" draw:transform="rotate (0.703193155628515) translate (10.7438472199823cm 0.410986108469cm)" svg:viewBox="0 0 878 680" svg:d="M0 0c715 0 878 680 878 680"><text:p/></draw:path><draw:frame text:anchor-type="paragraph" draw:z-index="29" draw:name="Shape3" draw:style-name="gr3" draw:text-style-name="P32" svg:width="0.639cm" svg:height="0.364cm" svg:x="10.982cm" svg:y="0.372cm"><draw:text-box><text:p text:style-name="P31"><text:span text:style-name="T5">next</text:span></text:p></draw:text-box></draw:frame><draw:path text:anchor-type="paragraph" draw:z-index="30" draw:name="Shape2" draw:style-name="gr2" draw:text-style-name="P30" svg:width="0.877cm" svg:height="0.679cm" draw:transform="rotate (0.703193155628515) translate (13.0263194422046cm 0.410986108469005cm)" svg:viewBox="0 0 878 680" svg:d="M0 0c715 0 878 680 878 680"><text:p/></draw:path><draw:frame text:anchor-type="paragraph" draw:z-index="31" draw:name="Shape3" draw:style-name="gr3" draw:text-style-name="P32" svg:width="0.639cm" svg:height="0.364cm" svg:x="13.264cm" svg:y="0.372cm"><draw:text-box><text:p text:style-name="P31"><text:span text:style-name="T5">next</text:span></text:p></draw:text-box></draw:frame></text:p>
      <text:p text:style-name="P21"/>
      <text:p text:style-name="P21"><draw:path text:anchor-type="paragraph" draw:z-index="32" draw:name="Shape2" draw:style-name="gr2" draw:text-style-name="P30" svg:width="0.877cm" svg:height="0.679cm" draw:transform="rotate (-2.43839949796128) translate (4.82952778001765cm 0.100541669308773cm)" svg:viewBox="0 0 878 680" svg:d="M0 0c715 0 878 680 878 680"><text:p/></draw:path><draw:frame text:anchor-type="paragraph" draw:z-index="33" draw:name="Shape3" draw:style-name="gr3" draw:text-style-name="P32" svg:width="0.639cm" svg:height="0.364cm" svg:x="3.955cm" svg:y="0.471cm"><draw:text-box><text:p text:style-name="P31"><text:span text:style-name="T5">prev</text:span></text:p></draw:text-box></draw:frame><draw:frame text:anchor-type="paragraph" draw:z-index="34" draw:name="Shape3" draw:style-name="gr3" draw:text-style-name="P32" svg:width="0.639cm" svg:height="0.364cm" svg:x="6.241cm" svg:y="0.471cm"><draw:text-box><text:p text:style-name="P31"><text:span text:style-name="T5">prev</text:span></text:p></draw:text-box></draw:frame><draw:path text:anchor-type="paragraph" draw:z-index="35" draw:name="Shape2" draw:style-name="gr2" draw:text-style-name="P30" svg:width="0.877cm" svg:height="0.679cm" draw:transform="rotate (-2.43839949796128) translate (7.05731944668432cm 0.100541669308773cm)" svg:viewBox="0 0 878 680" svg:d="M0 0c715 0 878 680 878 680"><text:p/></draw:path><draw:frame text:anchor-type="paragraph" draw:z-index="36" draw:name="Shape3" draw:style-name="gr3" draw:text-style-name="P32" svg:width="0.639cm" svg:height="0.364cm" svg:x="8.629cm" svg:y="0.471cm"><draw:text-box><text:p text:style-name="P31"><text:span text:style-name="T5">prev</text:span></text:p></draw:text-box></draw:frame><draw:path text:anchor-type="paragraph" draw:z-index="37" draw:name="Shape2" draw:style-name="gr2" draw:text-style-name="P30" svg:width="0.877cm" svg:height="0.679cm" draw:transform="rotate (-2.43839949796128) translate (9.44562500223988cm 0.100541669308776cm)" svg:viewBox="0 0 878 680" svg:d="M0 0c715 0 878 680 878 680"><text:p/></draw:path><draw:frame text:anchor-type="paragraph" draw:z-index="38" draw:name="Shape3" draw:style-name="gr3" draw:text-style-name="P32" svg:width="0.639cm" svg:height="0.364cm" svg:x="11.037cm" svg:y="0.471cm"><draw:text-box><text:p text:style-name="P31"><text:span text:style-name="T5">prev</text:span></text:p></draw:text-box></draw:frame><draw:path text:anchor-type="paragraph" draw:z-index="39" draw:name="Shape2" draw:style-name="gr2" draw:text-style-name="P30" svg:width="0.877cm" svg:height="0.679cm" draw:transform="rotate (-2.43839949796128) translate (11.8533333355732cm 0.100541669308773cm)" svg:viewBox="0 0 878 680" svg:d="M0 0c715 0 878 680 878 680"><text:p/></draw:path><draw:frame text:anchor-type="paragraph" draw:z-index="40" draw:name="Shape3" draw:style-name="gr3" draw:text-style-name="P32" svg:width="0.639cm" svg:height="0.364cm" svg:x="13.319cm" svg:y="0.471cm"><draw:text-box><text:p text:style-name="P31"><text:span text:style-name="T5">prev</text:span></text:p></draw:text-box></draw:frame><draw:path text:anchor-type="paragraph" draw:z-index="41" draw:name="Shape2" draw:style-name="gr2" draw:text-style-name="P30" svg:width="0.877cm" svg:height="0.679cm" draw:transform="rotate (-2.43839949796128) translate (14.1358055577954cm 0.100541669308773cm)" svg:viewBox="0 0 878 680" svg:d="M0 0c715 0 878 680 878 680"><text:p/></draw:path></text:p>
      <text:p text:style-name="P5"/>
      <text:p text:style-name="P8"/>
      <text:p text:style-name="P20">3) Write a function to reverse a linked list.</text:p>
      <text:p text:style-name="P5"/>
      <text:p text:style-name="P2">- The old list may be unusable afterwards.</text:p>
      <text:p text:style-name="P6">- Do both types (single and double).</text:p>
      <text:p text:style-name="P6"><text:span text:style-name="T1">- What are the s</text:span>pace and time complexity?</text:p>
      <text:p text:style-name="P6">- How did you test it? Could you show an interviewer that you tested it on a whiteboard?</text:p>
      <text:p text:style-name="P6">- Can you break it? Make your code fool proof.</text:p>
      <text:p text:style-name="P6">- What happens if there is a cycle in the singly linked list? Are you sure what you think happens happens?</text:p>
      <text:p text:style-name="P6">- If you were a functional programmer, you may have used Rev(h::t)=Rev(t):::h. What are the complexities of that?</text:p>
      <text:p text:style-name="P5"/>
      <text:p text:style-name="P1"><text:span text:style-name="T3">4) Can you reverse a doubly linked list in T(n) = O(1)?</text:span></text:p>
      <text:p text:style-name="P5"/>
      <text:p text:style-name="P27">- Hint: use an extra bit <text:span text:style-name="T1">(not so easy for Java programmers)</text:span></text:p>
      <text:p text:style-name="P23"><text:span text:style-name="T3"/></text:p>
      <text:p text:style-name="P23"><text:soft-page-break/><text:span text:style-name="T3">5) Write a function to test if a singly linked list has a cycle.</text:span></text:p>
      <text:p text:style-name="P5"/>
      <text:p text:style-name="P6">- First do this by remembering nodes as you traverse the list.</text:p>
      <text:p text:style-name="P6">- Then add a field to each node to remember if you have traversed it. If using C, add that field without increasing the size of your struct (hint: on most systems, how are structs aligned?)</text:p>
      <text:p text:style-name="P6">- Then do it by the Tortoise and the Hare - two pointers travelling at different speeds.</text:p>
      <text:p text:style-name="P6">- How can you tell by iteratively reversing the list?</text:p>
      <text:p text:style-name="P6">- What are the complexities of all the above?</text:p>
      <text:p text:style-name="P5"/>
      <text:p text:style-name="P8">6) Write code to check if a double linked list is well formed.</text:p>
      <text:p text:style-name="P5"/>
      <text:p text:style-name="P8">7) Write code to traverse a singly linked list.</text:p>
      <text:p text:style-name="P5"/>
      <text:p text:style-name="P7">- What did you do at each element?</text:p>
      <text:p text:style-name="P3">- Did you allow the user to specify what to do?</text:p>
      <text:p text:style-name="P3">- What if the user wants to finish early?</text:p>
      <text:p text:style-name="P5"/>
      <text:p text:style-name="P8">8) Write a function to insert a node at the nth position in a list (do it for both single and double).</text:p>
      <text:p text:style-name="P5"/>
      <text:p text:style-name="P8">9) Sort a linked list.</text:p>
      <text:p text:style-name="P5"/>
      <text:p text:style-name="P6">- How do users specify the element comparison function?</text:p>
      <text:p text:style-name="P7">- When does it become more efficient to copy to an array, sort, then rebuild the list?</text:p>
      <text:p text:style-name="P3">- Have you tried this on your machine?</text:p>
      <text:p text:style-name="P5"/>
      <text:p text:style-name="P8">10) Remove duplicates from a linked list</text:p>
      <text:p text:style-name="P5"/>
      <text:p text:style-name="P4">11) What is an XOR list?</text:p>
      <text:p text:style-name="P5"/>
      <text:p text:style-name="P5"/>
      <text:p text:style-name="P9">Notes:</text:p>
      <text:p text:style-name="P6">With linked list problems, always ask “Single or Double?”</text:p>
      <text:p text:style-name="P1"/>
      <text:p text:style-name="P13">Vector (Array List)</text:p>
      <text:p text:style-name="P18">Implement a vector (or array list) and associated operations (append, get, insert, etc).</text:p>
      <text:p text:style-name="P17"/>
      <text:p text:style-name="P17">- Does it allow generic elements?</text:p>
      <text:p text:style-name="P17">- What are the runtimes of the operations (esp. append)?</text:p>
      <text:p text:style-name="P11">Hash<text:span text:style-name="T1">table</text:span></text:p>
      <text:p text:style-name="P18">Implement a hash table and associated operations.</text:p>
      <text:p text:style-name="P17"/>
      <text:p text:style-name="P17">- What methods of collision resolution are there to choose from? What are the pros and cons?</text:p>
      <text:p text:style-name="P17">- What happens when a hash table grows/shrinks?</text:p>
      <text:p text:style-name="P17">- How much does your choice of hash function matter? <text:s/>Try running some runtime experiments to find out.</text:p>
      <text:p text:style-name="P12">Binary Tree</text:p>
      <text:p text:style-name="P18">Implement a binary tree and associated operations.</text:p>
      <text:p text:style-name="P18"/>
      <text:p text:style-name="P17">- What are the different walk functions you can use? <text:s/>Implement them.</text:p>
      <text:p text:style-name="P17">- Compare runtimes of operations across different data structures</text:p>
      <text:p text:style-name="P12">Others</text:p>
      <text:p text:style-name="P16">Implement:</text:p>
      <text:list xml:id="list5829750512949193534" text:style-name="L1">
        <text:list-item>
          <text:p text:style-name="P28">Tr<text:span text:style-name="T4">e</text:span>e</text:p>
        </text:list-item>
        <text:list-item>
          <text:p text:style-name="P28">Heap</text:p>
        </text:list-item>
        <text:list-item>
          <text:p text:style-name="P28">Red-black tree</text:p>
        </text:list-item>
        <text:list-item>
          <text:p text:style-name="P28">Skip List</text:p>
        </text:list-item>
      </text:list>
      <text:p text:style-name="P15">-What other <text:span text:style-name="T2">data structures can you find? Implement and analyse as many as you find.</text:span>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Heading_20_1" style:display-name="Heading 1" style:family="paragraph" style:parent-style-name="Standard" style:class="text">
      <style:paragraph-properties fo:margin-top="0.353cm" fo:margin-bottom="0cm" loext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6pt" style:font-name-asian="Trebuchet MS" style:font-family-asian="'Trebuchet MS'" style:font-size-asian="16pt" style:font-name-complex="Trebuchet MS" style:font-family-complex="'Trebuchet MS'" style:font-size-complex="16pt"/>
    </style:style>
    <style:style style:name="Heading_20_2" style:display-name="Heading 2" style:family="paragraph" style:parent-style-name="Standard" style:class="text">
      <style:paragraph-properties fo:margin-top="0.353cm" fo:margin-bottom="0cm" loext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3pt" fo:font-weight="bold" style:font-name-asian="Trebuchet MS" style:font-family-asian="'Trebuchet MS'" style:font-size-asian="13pt" style:font-weight-asian="bold" style:font-name-complex="Trebuchet MS" style:font-family-complex="'Trebuchet MS'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282cm" fo:margin-bottom="0cm" loext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2pt" fo:font-weight="bold" style:font-name-asian="Trebuchet MS" style:font-family-asian="'Trebuchet MS'" style:font-size-asian="12pt" style:font-weight-asian="bold" style:font-name-complex="Trebuchet MS" style:font-family-complex="'Trebuchet MS'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282cm" fo:margin-bottom="0cm" loext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text-underline-style="solid" style:text-underline-width="auto" style:text-underline-color="font-color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5" style:display-name="Heading 5" style:family="paragraph" style:parent-style-name="Standard" style:class="text">
      <style:paragraph-properties fo:margin-top="0.282cm" fo:margin-bottom="0cm" loext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6" style:display-name="Heading 6" style:family="paragraph" style:parent-style-name="Standard" style:class="text">
      <style:paragraph-properties fo:margin-top="0.282cm" fo:margin-bottom="0cm" loext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fo:font-style="italic" style:font-name-asian="Trebuchet MS" style:font-family-asian="'Trebuchet MS'" style:font-size-asian="11pt" style:font-style-asian="italic" style:font-name-complex="Trebuchet MS" style:font-family-complex="'Trebuchet MS'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cm" loext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21pt" style:font-name-asian="Trebuchet MS" style:font-family-asian="'Trebuchet MS'" style:font-size-asian="21pt" style:font-name-complex="Trebuchet MS" style:font-family-complex="'Trebuchet MS'" style:font-size-complex="21pt"/>
    </style:style>
    <style:style style:name="Subtitle" style:family="paragraph" style:parent-style-name="Standard" style:class="chapter">
      <style:paragraph-properties fo:margin-top="0cm" fo:margin-bottom="0.353cm" loext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3pt" fo:font-style="italic" style:font-name-asian="Trebuchet MS" style:font-family-asian="'Trebuchet MS'" style:font-size-asian="13pt" style:font-style-asian="italic" style:font-name-complex="Trebuchet MS" style:font-family-complex="'Trebuchet MS'" style:font-size-complex="13pt" style:font-style-complex="italic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dc:title/>
    <meta:initial-creator/>
    <meta:editing-cycles>4</meta:editing-cycles>
    <dc:date>2016-11-03T17:42:53.488587854</dc:date>
    <meta:editing-duration>PT12M20S</meta:editing-duration>
    <meta:document-statistic meta:table-count="0" meta:image-count="0" meta:object-count="0" meta:page-count="3" meta:paragraph-count="57" meta:word-count="576" meta:character-count="3074" meta:non-whitespace-character-count="2556"/>
  </office:meta>
</office:document-meta>
</file>